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ahoma" officeooo:rsid="001627ef" officeooo:paragraph-rsid="001627ef"/>
    </style:style>
    <style:style style:name="P2" style:family="paragraph" style:parent-style-name="Standard">
      <style:text-properties style:font-name="Tahoma" officeooo:rsid="001627ef" officeooo:paragraph-rsid="001627ef"/>
    </style:style>
    <style:style style:name="P3" style:family="paragraph" style:parent-style-name="Standard">
      <style:text-properties style:font-name="Tahoma" officeooo:rsid="001627ef" officeooo:paragraph-rsid="001ee4b1"/>
    </style:style>
    <style:style style:name="T1" style:family="text">
      <style:text-properties officeooo:rsid="00183f3b"/>
    </style:style>
    <style:style style:name="T2" style:family="text">
      <style:text-properties officeooo:rsid="00184089"/>
    </style:style>
    <style:style style:name="T3" style:family="text">
      <style:text-properties officeooo:rsid="0018f8d6"/>
    </style:style>
    <style:style style:name="T4" style:family="text">
      <style:text-properties officeooo:rsid="001ee4b1"/>
    </style:style>
    <style:style style:name="T5" style:family="text">
      <style:text-properties officeooo:rsid="0020bd0e"/>
    </style:style>
    <style:style style:name="T6" style:family="text">
      <style:text-properties officeooo:rsid="0021a6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Game has been ported to Unity 5</text:p>
      <text:p text:style-name="P1"><text:tab/>- Bloom has been added</text:p>
      <text:p text:style-name="P1"><text:tab/>- Audio now uses mixers</text:p>
      <text:p text:style-name="P1"><text:tab/>- All materials have been upgraded to the Standard Shader</text:p>
      <text:p text:style-name="P1">- <text:span text:style-name="T5">Entire UI has been rewritten using uGUI</text:span></text:p>
      <text:p text:style-name="P1">- <text:span text:style-name="T6">Lobby now has furniture</text:span></text:p>
      <text:p text:style-name="P1">- New camera system, mouse is no longer used</text:p>
      <text:p text:style-name="P3"><text:tab/>- Camera now rotates to orient itself with the ground you're rolling on (This also makes loops possible)</text:p>
      <text:p text:style-name="P1">- <text:span text:style-name="T3">New character: Bloze the Cat (420blozeit)</text:span></text:p>
      <text:p text:style-name="P1">- <text:span text:style-name="T2">New back-end system for data handling</text:span></text:p>
      <text:p text:style-name="P1"><text:tab/>- <text:span text:style-name="T2">Settings are now stored in JSON files</text:span></text:p>
      <text:p text:style-name="P1">- <text:span text:style-name="T4">Refractored a shitton of code</text:span></text:p>
      <text:p text:style-name="P1">- <text:span text:style-name="T4">Reduced network tickrate (From 30 to 20 ticks per second) – this will help reduce lag spikes with larger amounts of player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7S</meta:editing-duration>
    <meta:editing-cycles>14</meta:editing-cycles>
    <meta:generator>LibreOffice/4.3.7.2$Windows_x86 LibreOffice_project/8a35821d8636a03b8bf4e15b48f59794652c68ba</meta:generator>
    <dc:date>2015-08-08T22:22:22.818000000</dc:date>
    <meta:document-statistic meta:table-count="0" meta:image-count="0" meta:object-count="0" meta:page-count="1" meta:paragraph-count="13" meta:word-count="118" meta:character-count="631" meta:non-whitespace-character-count="520"/>
    <meta:user-defined meta:name="Info 1"/>
    <meta:user-defined meta:name="Info 2"/>
    <meta:user-defined meta:name="Info 3"/>
    <meta:user-defined meta:name="Info 4"/>
  </office:meta>
</office:document-meta>
</file>